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 This project is a work-in-progress! Instructions will be added as soon as it is usable.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04T15:59:22Z</meta:creation-date>
    <dc:date>2023-07-04T15:59:22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